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/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/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/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5]-[.F5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5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8.520773308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8.5227823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8.825767417</dc:date>
    <dc:language>pt-PT</dc:language>
    <meta:editing-cycles>591</meta:editing-cycles>
    <meta:editing-duration>P3DT2H27M54S</meta:editing-duration>
    <meta:print-date>2019-10-03T14:53:22.911000000</meta:print-date>
    <meta:document-statistic meta:table-count="1" meta:cell-count="34" meta:object-count="0"/>
    <meta:user-defined meta:name="Info 0"/>
    <meta:user-defined meta:name="Info 1"/>
    <meta:user-defined meta:name="Info 2"/>
    <meta:user-defined meta:name="Info 3"/>
  </office:meta>
</office:document-meta>
</file>